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7.51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51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5" style:family="graphic" style:parent-style-name="objectwithoutfill">
      <style:graphic-properties draw:marker-start="Arrow" draw:marker-end="Arrow" draw:fill="solid" draw:textarea-vertical-align="middle"/>
    </style:style>
    <style:style style:name="gr6" style:family="graphic" style:parent-style-name="objectwithoutfill">
      <style:graphic-properties draw:marker-start="" draw:marker-end="Arrow" draw:fill="solid" draw:textarea-vertical-align="middle"/>
    </style:style>
    <style:style style:name="gr7" style:family="graphic" style:parent-style-name="objectwithoutfill">
      <style:graphic-properties draw:marker-start="Arrow" draw:marker-end="" draw:fill="solid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.5cm" draw:transform="rotate (-1.5707963267949) translate (11.9cm 9cm)">
          <text:p text:style-name="P1"><text:span text:style-name="T1">8-bit Data Bu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10cm" svg:height="1.5cm" draw:transform="rotate (-1.5707963267949) translate (6.6cm 9cm)">
          <text:p text:style-name="P1"><text:span text:style-name="T1">16-bit Address Bu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2cm" svg:height="1cm" svg:x="7.5cm" svg:y="15.5cm">
          <text:p text:style-name="P2">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cm" svg:height="1cm" svg:x="7.5cm" svg:y="14.3cm">
          <text:p text:style-name="P2">RO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2.8cm" svg:y="12.4cm">
          <text:p text:style-name="P2">ALU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1cm" svg:height="1cm" svg:x="2.11cm" svg:y="13.2cm">
          <text:p text:style-name="P2">D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1cm" svg:height="1cm" svg:x="2.1cm" svg:y="14.4cm">
          <text:p text:style-name="P2">S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cm" svg:x="12.8cm" svg:y="11.2cm">
          <text:p text:style-name="P3"><text:span text:style-name="T2">General</text:span></text:p>
          <text:p text:style-name="P3"><text:span text:style-name="T2">Regis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1cm" svg:height="1cm" svg:x="7.5cm" svg:y="11.9cm">
          <text:p text:style-name="P2">dh/d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1cm" svg:height="1cm" svg:x="2.11cm" svg:y="12cm">
          <text:p text:style-name="P2">PC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1.6cm" svg:y1="11.7cm" svg:x2="12.7cm" svg:y2="11.7cm">
          <text:p/>
        </draw:line>
        <draw:line draw:style-name="gr6" draw:text-style-name="P4" draw:layer="layout" svg:x1="6.3cm" svg:y1="16cm" svg:x2="7.4cm" svg:y2="16cm">
          <text:p/>
        </draw:line>
        <draw:line draw:style-name="gr5" draw:text-style-name="P4" draw:layer="layout" svg:x1="9.6cm" svg:y1="16cm" svg:x2="10.7cm" svg:y2="16cm">
          <text:p/>
        </draw:line>
        <draw:line draw:style-name="gr6" draw:text-style-name="P4" draw:layer="layout" svg:x1="9.6cm" svg:y1="14.8cm" svg:x2="10.7cm" svg:y2="14.8cm">
          <text:p/>
        </draw:line>
        <draw:line draw:style-name="gr6" draw:text-style-name="P4" draw:layer="layout" svg:x1="6.3cm" svg:y1="14.8cm" svg:x2="7.4cm" svg:y2="14.8cm">
          <text:p/>
        </draw:line>
        <draw:line draw:style-name="gr5" draw:text-style-name="P4" draw:layer="layout" svg:x1="4.22cm" svg:y1="14.9cm" svg:x2="5.32cm" svg:y2="14.9cm">
          <text:p/>
        </draw:line>
        <draw:line draw:style-name="gr5" draw:text-style-name="P4" draw:layer="layout" svg:x1="4.22cm" svg:y1="13.7cm" svg:x2="5.32cm" svg:y2="13.7cm">
          <text:p/>
        </draw:line>
        <draw:line draw:style-name="gr5" draw:text-style-name="P4" draw:layer="layout" svg:x1="4.22cm" svg:y1="12.5cm" svg:x2="5.32cm" svg:y2="12.5cm">
          <text:p/>
        </draw:line>
        <draw:line draw:style-name="gr7" draw:text-style-name="P4" draw:layer="layout" svg:x1="9.6cm" svg:y1="12.4cm" svg:x2="10.7cm" svg:y2="12.4cm">
          <text:p/>
        </draw:line>
        <draw:line draw:style-name="gr5" draw:text-style-name="P4" draw:layer="layout" svg:x1="11.6cm" svg:y1="12.9cm" svg:x2="12.7cm" svg:y2="12.9cm">
          <text:p/>
        </draw:line>
        <draw:line draw:style-name="gr7" draw:text-style-name="P4" draw:layer="layout" svg:x1="6.3cm" svg:y1="12.5cm" svg:x2="7.4cm" svg:y2="12.5cm">
          <text:p/>
        </draw:line>
        <draw:custom-shape draw:style-name="gr3" draw:text-style-name="P2" draw:layer="layout" svg:width="2.01cm" svg:height="1cm" svg:x="7.5cm" svg:y="13.1cm">
          <text:p text:style-name="P2">ah/al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9.6cm" svg:y1="13.6cm" svg:x2="10.7cm" svg:y2="13.6cm">
          <text:p/>
        </draw:line>
        <draw:line draw:style-name="gr6" draw:text-style-name="P4" draw:layer="layout" svg:x1="6.3cm" svg:y1="13.6cm" svg:x2="7.4cm" svg:y2="13.6cm">
          <text:p/>
        </draw:line>
        <draw:custom-shape draw:style-name="gr4" draw:text-style-name="P3" draw:layer="layout" svg:width="3cm" svg:height="1cm" svg:x="12.8cm" svg:y="16cm">
          <text:p text:style-name="P3"><text:span text:style-name="T2">Configuration</text:span></text:p>
          <text:p text:style-name="P3"><text:span text:style-name="T2">Regi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cm" svg:x="12.8cm" svg:y="14.8cm">
          <text:p text:style-name="P2">Flags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6cm" svg:y1="16.5cm" svg:x2="12.7cm" svg:y2="16.5cm">
          <text:p/>
        </draw:line>
        <draw:line draw:style-name="gr6" draw:text-style-name="P4" draw:layer="layout" svg:x1="13.8cm" svg:y1="14.6cm" svg:x2="13.8cm" svg:y2="13.6cm">
          <text:p/>
        </draw:line>
        <draw:line draw:style-name="gr6" draw:text-style-name="P4" draw:layer="layout" svg:x1="11.6cm" svg:y1="15.4cm" svg:x2="12.7cm" svg:y2="15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1T21:21:21.778001995</meta:creation-date>
    <dc:date>2020-01-03T00:53:57.615023199</dc:date>
    <meta:editing-duration>PT11H21M32S</meta:editing-duration>
    <meta:editing-cycles>5</meta:editing-cycles>
    <meta:generator>LibreOffice/6.3.3.2$Linux_X86_64 LibreOffice_project/30$Build-2</meta:generator>
    <meta:document-statistic meta:object-count="29"/>
  </office:meta>
</office:document-meta>
</file>